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2.408cm" fo:min-width="10.058cm"/>
    </style:style>
    <style:style style:name="gr2" style:family="graphic" style:parent-style-name="standard">
      <style:graphic-properties draw:textarea-horizontal-align="justify" draw:textarea-vertical-align="middle" draw:auto-grow-height="false" fo:min-height="20.25cm" fo:min-width="9.6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024cm" fo:min-width="0.914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964cm" fo:min-width="0.31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3.09cm" fo:min-width="5.84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2.278cm" fo:min-width="3.928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2.55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cm" svg:height="23.8cm" svg:x="4.9cm" svg:y="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1cm" svg:height="20.5cm" svg:x="5.7cm" svg:y="5.3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1.8cm" svg:x="9.7cm" svg:y="6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9cm" svg:height="1.3cm" svg:x="14.3cm" svg:y="5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5.8cm" svg:y1="7.3cm" svg:x2="9.6cm" svg:y2="7.3cm">
          <text:p/>
        </draw:line>
        <draw:line draw:style-name="gr5" draw:text-style-name="P5" draw:layer="layout" svg:x1="11.8cm" svg:y1="7.3cm" svg:x2="15.7cm" svg:y2="7.3cm">
          <text:p/>
        </draw:line>
        <draw:custom-shape draw:style-name="gr6" draw:text-style-name="P3" draw:layer="layout" svg:width="6.7cm" svg:height="3.7cm" svg:x="7.3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7cm" svg:height="3.7cm" svg:x="7.3cm" svg:y="2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6.7cm" svg:height="3.7cm" svg:x="7.3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4.7cm" svg:height="2.8cm" svg:x="8.3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2.2cm" svg:height="0.954cm" svg:x="10cm" svg:y="6.7cm">
          <draw:text-box>
            <text:p>logo</text:p>
          </draw:text-box>
        </draw:frame>
        <draw:frame draw:style-name="gr9" draw:text-style-name="P7" draw:layer="layout" svg:width="2.3cm" svg:height="0.954cm" svg:x="13.8cm" svg:y="5.7cm">
          <draw:text-box>
            <text:p>menu</text:p>
          </draw:text-box>
        </draw:frame>
        <draw:frame draw:style-name="gr10" draw:text-style-name="P7" draw:layer="layout" svg:width="2.3cm" svg:height="1cm" svg:x="9.2cm" svg:y="21.7cm">
          <draw:text-box>
            <text:p>Photo</text:p>
          </draw:text-box>
        </draw:frame>
        <draw:frame draw:style-name="gr10" draw:text-style-name="P7" draw:layer="layout" svg:width="2.3cm" svg:height="1cm" svg:x="9.2cm" svg:y="17.7cm">
          <draw:text-box>
            <text:p>Photo</text:p>
          </draw:text-box>
        </draw:frame>
        <draw:frame draw:style-name="gr10" draw:text-style-name="P7" draw:layer="layout" svg:width="2.3cm" svg:height="1cm" svg:x="9.2cm" svg:y="13.9cm">
          <draw:text-box>
            <text:p>Photo</text:p>
          </draw:text-box>
        </draw:frame>
        <draw:frame draw:style-name="gr11" draw:text-style-name="P7" draw:layer="layout" svg:width="3.4cm" svg:height="2.803cm" svg:x="9.2cm" svg:y="9.4cm">
          <draw:text-box>
            <text:p>Adresse</text:p>
            <text:p><text:s text:c="6"/>Et</text:p>
            <text:p><text:s text:c="4"/>Tex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1:24:42.873000000</meta:creation-date>
    <dc:date>2017-12-22T11:47:12.618000000</dc:date>
    <meta:editing-duration>PT2M8S</meta:editing-duration>
    <meta:editing-cycles>1</meta:editing-cycles>
    <meta:document-statistic meta:object-count="16"/>
    <meta:generator>LibreOffice/5.3.6.1$Windows_X86_64 LibreOffice_project/686f202eff87ef707079aeb7f485847613344eb7</meta:generator>
  </office:meta>
</office:document-meta>
</file>